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75in" fo:margin-left="-0.0583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375in"/>
    </style:style>
    <style:style style:name="Table1.E" style:family="table-column">
      <style:table-column-properties style:column-width="1.3125in"/>
    </style:style>
    <style:style style:name="Table1.F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6b06" officeooo:paragraph-rsid="00056b0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6b06" officeooo:paragraph-rsid="00056b0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5f466" officeooo:paragraph-rsid="0005f466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5f466" officeooo:paragraph-rsid="0005f466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officeooo:rsid="0005f466" officeooo:paragraph-rsid="0005f466" style:font-weight-asian="normal" style:font-weight-complex="normal"/>
    </style:style>
    <style:style style:name="P6" style:family="paragraph" style:parent-style-name="Standard">
      <style:text-properties officeooo:rsid="00056b06" officeooo:paragraph-rsid="00056b06"/>
    </style:style>
    <style:style style:name="P7" style:family="paragraph" style:parent-style-name="Standard">
      <style:text-properties officeooo:rsid="000874a6" officeooo:paragraph-rsid="000874a6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6b06" officeooo:paragraph-rsid="00056b0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1bf9" officeooo:paragraph-rsid="000b1bf9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officeooo:rsid="000874a6" officeooo:paragraph-rsid="000874a6"/>
    </style:style>
    <style:style style:name="P11" style:family="paragraph" style:parent-style-name="Table_20_Contents">
      <style:paragraph-properties fo:text-align="center" style:justify-single-word="false"/>
      <style:text-properties officeooo:rsid="0005f466" officeooo:paragraph-rsid="000874a6"/>
    </style:style>
    <style:style style:name="P12" style:family="paragraph" style:parent-style-name="Table_20_Contents">
      <style:paragraph-properties fo:text-align="center" style:justify-single-word="false"/>
      <style:text-properties officeooo:rsid="0005f466" officeooo:paragraph-rsid="0009005d"/>
    </style:style>
    <style:style style:name="T1" style:family="text">
      <style:text-properties officeooo:rsid="000874a6"/>
    </style:style>
    <style:style style:name="T2" style:family="text">
      <style:text-properties officeooo:rsid="0009005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James Le</text:p>
      <text:p text:style-name="P1">Class: CS 173</text:p>
      <text:p text:style-name="P1">Instructor: Ashwin Lall</text:p>
      <text:p text:style-name="P7">Date: 02/27/2015</text:p>
      <text:p text:style-name="P1"/>
      <text:p text:style-name="P2">Sorting Analysi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4">Array Size</text:p>
          </table:table-cell>
          <table:table-cell table:style-name="Table1.A1" office:value-type="string">
            <text:p text:style-name="P4">Bubble Sort</text:p>
          </table:table-cell>
          <table:table-cell table:style-name="Table1.A1" office:value-type="string">
            <text:p text:style-name="P4">Selection Sort</text:p>
          </table:table-cell>
          <table:table-cell table:style-name="Table1.A1" office:value-type="string">
            <text:p text:style-name="P4">Insertion Sort</text:p>
          </table:table-cell>
          <table:table-cell table:style-name="Table1.A1" office:value-type="string">
            <text:p text:style-name="P4">Merge Sort</text:p>
          </table:table-cell>
          <table:table-cell table:style-name="Table1.F1" office:value-type="string">
            <text:p text:style-name="P4">Quick Sort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3">Compares: 42</text:p>
            <text:p text:style-name="P3">Exchanges: 26</text:p>
            <text:p text:style-name="P3">Total: 68</text:p>
          </table:table-cell>
          <table:table-cell table:style-name="Table1.A2" office:value-type="string">
            <text:p text:style-name="P3">Compares: 45</text:p>
            <text:p text:style-name="P3">Exchanges: 6</text:p>
            <text:p text:style-name="P3">Total: 51</text:p>
          </table:table-cell>
          <table:table-cell table:style-name="Table1.A2" office:value-type="string">
            <text:p text:style-name="P3">Compares: 26</text:p>
            <text:p text:style-name="P3">Exchanges: 9</text:p>
            <text:p text:style-name="P5">Total: 35</text:p>
          </table:table-cell>
          <table:table-cell table:style-name="Table1.A2" office:value-type="string">
            <text:p text:style-name="P3">Compares: 24</text:p>
            <text:p text:style-name="P3">Exchanges: 34</text:p>
            <text:p text:style-name="P3">Total: 58</text:p>
          </table:table-cell>
          <table:table-cell table:style-name="Table1.F2" office:value-type="string">
            <text:p text:style-name="P3">Compares: 7</text:p>
            <text:p text:style-name="P3">Exchanges: 16</text:p>
            <text:p text:style-name="P3">Total: 23</text:p>
          </table:table-cell>
        </table:table-row>
        <table:table-row>
          <table:table-cell table:style-name="Table1.A2" office:value-type="string">
            <text:p text:style-name="P3"><text:s/><text:span text:style-name="T1">20</text:span></text:p>
          </table:table-cell>
          <table:table-cell table:style-name="Table1.A2" office:value-type="string">
            <text:p text:style-name="P3">Compares: <text:span text:style-name="T1">180</text:span></text:p>
            <text:p text:style-name="P3">Exchanges: <text:span text:style-name="T1">72</text:span></text:p>
            <text:p text:style-name="P3">Total: <text:span text:style-name="T1">252</text:span></text:p>
          </table:table-cell>
          <table:table-cell table:style-name="Table1.A2" office:value-type="string">
            <text:p text:style-name="P3">Compares: <text:span text:style-name="T1">190</text:span></text:p>
            <text:p text:style-name="P3">Exchanges: <text:span text:style-name="T1">16</text:span></text:p>
            <text:p text:style-name="P3">Total: <text:span text:style-name="T1">206</text:span></text:p>
          </table:table-cell>
          <table:table-cell table:style-name="Table1.A2" office:value-type="string">
            <text:p text:style-name="P3">Compares: <text:span text:style-name="T1">72</text:span></text:p>
            <text:p text:style-name="P3">Exchanges: <text:span text:style-name="T1">19</text:span></text:p>
            <text:p text:style-name="P3">Total: <text:span text:style-name="T1">91</text:span></text:p>
          </table:table-cell>
          <table:table-cell table:style-name="Table1.A2" office:value-type="string">
            <text:p text:style-name="P3">Compares: <text:span text:style-name="T1">65</text:span></text:p>
            <text:p text:style-name="P3">Exchanges: <text:span text:style-name="T1">88</text:span></text:p>
            <text:p text:style-name="P3">Total: <text:span text:style-name="T1">153</text:span></text:p>
          </table:table-cell>
          <table:table-cell table:style-name="Table1.F2" office:value-type="string">
            <text:p text:style-name="P3">Compares: <text:span text:style-name="T1">51</text:span></text:p>
            <text:p text:style-name="P3">Exchanges: <text:span text:style-name="T1">31</text:span></text:p>
            <text:p text:style-name="P3">Total: <text:span text:style-name="T1">82</text:span></text:p>
          </table:table-cell>
        </table:table-row>
        <table:table-row>
          <table:table-cell table:style-name="Table1.A2" office:value-type="string">
            <text:p text:style-name="P10">50</text:p>
          </table:table-cell>
          <table:table-cell table:style-name="Table1.A2" office:value-type="string">
            <text:p text:style-name="P11">Compares: <text:span text:style-name="T1">1224</text:span></text:p>
            <text:p text:style-name="P11">Exchanges: <text:span text:style-name="T1">585</text:span></text:p>
            <text:p text:style-name="P11">Total: <text:span text:style-name="T1">1809</text:span></text:p>
          </table:table-cell>
          <table:table-cell table:style-name="Table1.A2" office:value-type="string">
            <text:p text:style-name="P11">Compares: <text:span text:style-name="T1">1225</text:span></text:p>
            <text:p text:style-name="P11">Exchanges: <text:span text:style-name="T1">45</text:span></text:p>
            <text:p text:style-name="P11">Total: <text:span text:style-name="T1">1270</text:span></text:p>
          </table:table-cell>
          <table:table-cell table:style-name="Table1.A2" office:value-type="string">
            <text:p text:style-name="P11">Compares: <text:span text:style-name="T1">585</text:span></text:p>
            <text:p text:style-name="P11">Exchanges: <text:span text:style-name="T1">4</text:span>9</text:p>
            <text:p text:style-name="P11">Total: <text:span text:style-name="T1">634</text:span></text:p>
          </table:table-cell>
          <table:table-cell table:style-name="Table1.A2" office:value-type="string">
            <text:p text:style-name="P11">Compares: <text:span text:style-name="T1">223</text:span></text:p>
            <text:p text:style-name="P11">Exchanges: <text:span text:style-name="T1">286</text:span></text:p>
            <text:p text:style-name="P11">Total: <text:span text:style-name="T1">509</text:span></text:p>
          </table:table-cell>
          <table:table-cell table:style-name="Table1.F2" office:value-type="string">
            <text:p text:style-name="P11">Compares: <text:span text:style-name="T1">215</text:span></text:p>
            <text:p text:style-name="P11">Exchanges: <text:span text:style-name="T1">85</text:span></text:p>
            <text:p text:style-name="P11">Total: <text:span text:style-name="T1">300</text:span></text:p>
          </table:table-cell>
        </table:table-row>
        <table:table-row>
          <table:table-cell table:style-name="Table1.A2" office:value-type="string">
            <text:p text:style-name="P10">100</text:p>
          </table:table-cell>
          <table:table-cell table:style-name="Table1.A2" office:value-type="string">
            <text:p text:style-name="P11">Compares: <text:span text:style-name="T1">4845</text:span></text:p>
            <text:p text:style-name="P11">Exchanges: <text:span text:style-name="T1">2640</text:span></text:p>
            <text:p text:style-name="P11">Total: <text:span text:style-name="T1">7485</text:span></text:p>
          </table:table-cell>
          <table:table-cell table:style-name="Table1.A2" office:value-type="string">
            <text:p text:style-name="P11">Compares: <text:span text:style-name="T1">4950</text:span></text:p>
            <text:p text:style-name="P11">Exchanges: <text:span text:style-name="T1">95</text:span></text:p>
            <text:p text:style-name="P11">Total: <text:span text:style-name="T1">5045</text:span></text:p>
          </table:table-cell>
          <table:table-cell table:style-name="Table1.A2" office:value-type="string">
            <text:p text:style-name="P11">Compares: <text:span text:style-name="T1">2640</text:span></text:p>
            <text:p text:style-name="P11">Exchanges: <text:span text:style-name="T1">99</text:span></text:p>
            <text:p text:style-name="P11">Total: <text:span text:style-name="T1">2739</text:span></text:p>
          </table:table-cell>
          <table:table-cell table:style-name="Table1.A2" office:value-type="string">
            <text:p text:style-name="P11">Compares: <text:span text:style-name="T1">557</text:span></text:p>
            <text:p text:style-name="P11">Exchanges: <text:span text:style-name="T1">672</text:span></text:p>
            <text:p text:style-name="P11">Total: <text:span text:style-name="T1">1229</text:span></text:p>
          </table:table-cell>
          <table:table-cell table:style-name="Table1.F2" office:value-type="string">
            <text:p text:style-name="P11">Compares: <text:span text:style-name="T1">374</text:span></text:p>
            <text:p text:style-name="P11">Exchanges: <text:span text:style-name="T1">197</text:span></text:p>
            <text:p text:style-name="P11">Total: <text:span text:style-name="T1">571</text:span></text:p>
          </table:table-cell>
        </table:table-row>
        <table:table-row>
          <table:table-cell table:style-name="Table1.A2" office:value-type="string">
            <text:p text:style-name="P10">250</text:p>
          </table:table-cell>
          <table:table-cell table:style-name="Table1.A2" office:value-type="string">
            <text:p text:style-name="P11">Compares: <text:span text:style-name="T1">31034</text:span></text:p>
            <text:p text:style-name="P11">Exchanges: <text:span text:style-name="T1">14622</text:span></text:p>
            <text:p text:style-name="P11">Total: <text:span text:style-name="T1">45656</text:span></text:p>
          </table:table-cell>
          <table:table-cell table:style-name="Table1.A2" office:value-type="string">
            <text:p text:style-name="P11">Compares: <text:span text:style-name="T1">31125</text:span></text:p>
            <text:p text:style-name="P11">Exchanges: <text:span text:style-name="T1">244</text:span></text:p>
            <text:p text:style-name="P11">Total: <text:span text:style-name="T1">31369</text:span></text:p>
          </table:table-cell>
          <table:table-cell table:style-name="Table1.A2" office:value-type="string">
            <text:p text:style-name="P11">Compares: <text:span text:style-name="T1">14622</text:span></text:p>
            <text:p text:style-name="P11">Exchanges: <text:span text:style-name="T1">249</text:span></text:p>
            <text:p text:style-name="P11">Total: <text:span text:style-name="T1">14871</text:span></text:p>
          </table:table-cell>
          <table:table-cell table:style-name="Table1.A2" office:value-type="string">
            <text:p text:style-name="P11">Compares: <text:span text:style-name="T1">1671</text:span></text:p>
            <text:p text:style-name="P11">Exchanges: <text:span text:style-name="T1">1994</text:span></text:p>
            <text:p text:style-name="P11">Total: <text:span text:style-name="T1">3665</text:span></text:p>
          </table:table-cell>
          <table:table-cell table:style-name="Table1.F2" office:value-type="string">
            <text:p text:style-name="P11">Compares: <text:span text:style-name="T1">1154</text:span></text:p>
            <text:p text:style-name="P11">Exchanges: <text:span text:style-name="T1">611</text:span></text:p>
            <text:p text:style-name="P11">Total: <text:span text:style-name="T1">1765</text:span></text:p>
          </table:table-cell>
        </table:table-row>
        <table:table-row>
          <table:table-cell table:style-name="Table1.A2" office:value-type="string">
            <text:p text:style-name="P10">500</text:p>
          </table:table-cell>
          <table:table-cell table:style-name="Table1.A2" office:value-type="string">
            <text:p text:style-name="P11">Compares: <text:span text:style-name="T2">124519</text:span></text:p>
            <text:p text:style-name="P11">Exchanges: <text:span text:style-name="T2">61670</text:span></text:p>
            <text:p text:style-name="P11">Total: <text:span text:style-name="T2">186189</text:span></text:p>
          </table:table-cell>
          <table:table-cell table:style-name="Table1.A2" office:value-type="string">
            <text:p text:style-name="P11">Compares: <text:span text:style-name="T2">124750</text:span></text:p>
            <text:p text:style-name="P11">Exchanges: <text:span text:style-name="T2">491</text:span></text:p>
            <text:p text:style-name="P11">Total: <text:span text:style-name="T2">125241</text:span></text:p>
          </table:table-cell>
          <table:table-cell table:style-name="Table1.A2" office:value-type="string">
            <text:p text:style-name="P11">Compares: <text:span text:style-name="T2">61670</text:span></text:p>
            <text:p text:style-name="P11">Exchanges: <text:span text:style-name="T2">499</text:span></text:p>
            <text:p text:style-name="P11">Total: <text:span text:style-name="T2">62169</text:span></text:p>
          </table:table-cell>
          <table:table-cell table:style-name="Table1.A2" office:value-type="string">
            <text:p text:style-name="P11">Compares: <text:span text:style-name="T2">3843</text:span></text:p>
            <text:p text:style-name="P11">Exchanges: <text:span text:style-name="T2">4488</text:span></text:p>
            <text:p text:style-name="P11">Total: <text:span text:style-name="T2">8331</text:span></text:p>
          </table:table-cell>
          <table:table-cell table:style-name="Table1.F2" office:value-type="string">
            <text:p text:style-name="P11">Compares: <text:span text:style-name="T2">2757</text:span></text:p>
            <text:p text:style-name="P11">Exchanges: <text:span text:style-name="T2">1375</text:span></text:p>
            <text:p text:style-name="P11">Total: <text:span text:style-name="T2">4132</text:span></text:p>
          </table:table-cell>
        </table:table-row>
        <table:table-row>
          <table:table-cell table:style-name="Table1.A2" office:value-type="string">
            <text:p text:style-name="P10">1000</text:p>
          </table:table-cell>
          <table:table-cell table:style-name="Table1.A2" office:value-type="string">
            <text:p text:style-name="P12">Compares: <text:span text:style-name="T2">499122</text:span></text:p>
            <text:p text:style-name="P11">Exchanges: <text:span text:style-name="T2">243911</text:span></text:p>
            <text:p text:style-name="P11">Total: <text:span text:style-name="T2">743033</text:span></text:p>
          </table:table-cell>
          <table:table-cell table:style-name="Table1.A2" office:value-type="string">
            <text:p text:style-name="P11">Compares: <text:span text:style-name="T2">499500</text:span></text:p>
            <text:p text:style-name="P11">Exchanges: <text:span text:style-name="T2">984</text:span></text:p>
            <text:p text:style-name="P11">Total: <text:span text:style-name="T2">500484</text:span></text:p>
          </table:table-cell>
          <table:table-cell table:style-name="Table1.A2" office:value-type="string">
            <text:p text:style-name="P11">Compares: <text:span text:style-name="T2">243911</text:span></text:p>
            <text:p text:style-name="P11">Exchanges: <text:span text:style-name="T2">999</text:span></text:p>
            <text:p text:style-name="P11">Total: <text:span text:style-name="T2">244910</text:span></text:p>
          </table:table-cell>
          <table:table-cell table:style-name="Table1.A2" office:value-type="string">
            <text:p text:style-name="P11">Compares: <text:span text:style-name="T2">8698</text:span></text:p>
            <text:p text:style-name="P11">Exchanges: <text:span text:style-name="T2">9976</text:span></text:p>
            <text:p text:style-name="P11">Total: <text:span text:style-name="T2">18674</text:span></text:p>
          </table:table-cell>
          <table:table-cell table:style-name="Table1.F2" office:value-type="string">
            <text:p text:style-name="P11">Compares: <text:span text:style-name="T2">6008</text:span></text:p>
            <text:p text:style-name="P11">Exchanges: <text:span text:style-name="T2">3106</text:span></text:p>
            <text:p text:style-name="P11">Total: <text:span text:style-name="T2">9114</text:span></text:p>
          </table:table-cell>
        </table:table-row>
      </table:table>
      <text:p text:style-name="P2"/>
      <text:p text:style-name="P9">The above table shows all the running times for all 5 sorts with various array sizes (10, 20, 50, 100, 250, 500, 1000). In the next page, I created 3 different charts to compare the number of comparisons, the number of exchanges, and the total number of both comparisons and exchanges for these calculations.</text:p>
      <text:p text:style-name="P9"/>
      <text:p text:style-name="P9">It is clear that Bubble Sort and Selection Sort takes significant amount of effort to sort the array; while Merge Sort and Quick Sort prove to be much more efficient.</text:p>
      <text:p text:style-name="P2"><draw:frame draw:style-name="fr1" draw:name="Object1" text:anchor-type="paragraph" svg:width="5.8646in" svg:height="2.9835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"><draw:frame draw:style-name="fr1" draw:name="Object2" text:anchor-type="paragraph" svg:width="5.7571in" svg:height="3.06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paragraph" svg:width="5.3429in" svg:height="3.033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7:59:15.694898420</meta:creation-date>
    <dc:date>2015-02-27T00:41:03.781559253</dc:date>
    <meta:editing-duration>PT1H18M21S</meta:editing-duration>
    <meta:editing-cycles>3</meta:editing-cycles>
    <meta:generator>LibreOffice/4.2.7.2$Linux_X86_64 LibreOffice_project/420m0$Build-2</meta:generator>
    <meta:document-statistic meta:table-count="1" meta:image-count="0" meta:object-count="3" meta:page-count="2" meta:paragraph-count="125" meta:word-count="326" meta:character-count="1990" meta:non-whitespace-character-count="17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95cm" svg:height="7.577cm" xlink:href="." xlink:type="simple" chart:class="chart:line" chart:style-name="ch1">
        <chart:title svg:x="4.07cm" svg:y="0.287cm" chart:style-name="ch2">
          <text:p>Comparisons Table for All 5 Sorts</text:p>
        </chart:title>
        <chart:legend chart:legend-position="top" svg:x="2.729cm" svg:y="1.277cm" style:legend-expansion="wide" chart:style-name="ch3"/>
        <chart:plot-area chart:style-name="ch4" chart:data-source-has-labels="both" svg:x="1.308cm" svg:y="2.524cm" svg:width="13.29cm" svg:height="3.921cm">
          <chartooo:coordinate-region svg:x="2.67cm" svg:y="2.723cm" svg:width="11.556cm" svg:height="3.075cm"/>
          <chart:axis chart:dimension="x" chart:name="primary-x" chart:style-name="ch5" chartooo:axis-type="auto">
            <chartooo:date-scale/>
            <chart:title svg:x="7.155cm" svg:y="6.596cm" chart:style-name="ch6">
              <text:p>Array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785cm" chart:style-name="ch7">
              <text:p>Performing Times</text:p>
            </chart:title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series chart:style-name="ch10" chart:values-cell-range-address="local-table.$D$2:.$D$8" chart:label-cell-address="local-table.$D$1" chart:class="chart:line">
            <chart:data-point chart:repeated="7"/>
          </chart:series>
          <chart:series chart:style-name="ch11" chart:values-cell-range-address="local-table.$E$2:.$E$8" chart:label-cell-address="local-table.$E$1" chart:class="chart:line">
            <chart:data-point chart:repeated="7"/>
          </chart:series>
          <chart:series chart:style-name="ch12" chart:values-cell-range-address="local-table.$F$2:.$F$8" chart:label-cell-address="local-table.$F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  <table:table-cell office:value-type="string">
                <text:p>Insertion Sort</text:p>
              </table:table-cell>
              <table:table-cell office:value-type="string">
                <text:p>Merge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4">
                <text:p>1224</text:p>
              </table:table-cell>
              <table:table-cell office:value-type="float" office:value="1225">
                <text:p>1225</text:p>
              </table:table-cell>
              <table:table-cell office:value-type="float" office:value="585">
                <text:p>585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845">
                <text:p>4845</text:p>
              </table:table-cell>
              <table:table-cell office:value-type="float" office:value="4950">
                <text:p>4950</text:p>
              </table:table-cell>
              <table:table-cell office:value-type="float" office:value="2640">
                <text:p>2640</text:p>
              </table:table-cell>
              <table:table-cell office:value-type="float" office:value="557">
                <text:p>55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034">
                <text:p>31034</text:p>
              </table:table-cell>
              <table:table-cell office:value-type="float" office:value="31125">
                <text:p>31125</text:p>
              </table:table-cell>
              <table:table-cell office:value-type="float" office:value="14622">
                <text:p>14622</text:p>
              </table:table-cell>
              <table:table-cell office:value-type="float" office:value="1671">
                <text:p>1671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519">
                <text:p>124519</text:p>
              </table:table-cell>
              <table:table-cell office:value-type="float" office:value="124750">
                <text:p>124750</text:p>
              </table:table-cell>
              <table:table-cell office:value-type="float" office:value="61670">
                <text:p>61670</text:p>
              </table:table-cell>
              <table:table-cell office:value-type="float" office:value="3843">
                <text:p>3843</text:p>
              </table:table-cell>
              <table:table-cell office:value-type="float" office:value="2757">
                <text:p>27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122">
                <text:p>499122</text:p>
              </table:table-cell>
              <table:table-cell office:value-type="float" office:value="499500">
                <text:p>499500</text:p>
              </table:table-cell>
              <table:table-cell office:value-type="float" office:value="243911">
                <text:p>243911</text:p>
              </table:table-cell>
              <table:table-cell office:value-type="float" office:value="8698">
                <text:p>8698</text:p>
              </table:table-cell>
              <table:table-cell office:value-type="float" office:value="6008">
                <text:p>6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22cm" svg:height="7.783cm" xlink:href="." xlink:type="simple" chart:class="chart:line" chart:style-name="ch1">
        <chart:title svg:x="4.145cm" svg:y="0.291cm" chart:style-name="ch2">
          <text:p>Exchanges Table for All 5 Sorts</text:p>
        </chart:title>
        <chart:legend chart:legend-position="top" svg:x="2.593cm" svg:y="1.28cm" style:legend-expansion="wide" chart:style-name="ch3"/>
        <chart:plot-area chart:style-name="ch4" chart:data-source-has-labels="both" svg:x="1.303cm" svg:y="2.532cm" svg:width="13.027cm" svg:height="4.115cm">
          <chartooo:coordinate-region svg:x="2.665cm" svg:y="2.731cm" svg:width="11.293cm" svg:height="3.269cm"/>
          <chart:axis chart:dimension="x" chart:name="primary-x" chart:style-name="ch5" chartooo:axis-type="auto">
            <chartooo:date-scale/>
            <chart:title svg:x="7.018cm" svg:y="6.802cm" chart:style-name="ch6">
              <text:p>Array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89cm" chart:style-name="ch7">
              <text:p>Performing Times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series chart:style-name="ch11" chart:values-cell-range-address="local-table.$D$2:.$D$8" chart:label-cell-address="local-table.$D$1" chart:class="chart:line">
            <chart:data-point chart:repeated="7"/>
          </chart:series>
          <chart:series chart:style-name="ch12" chart:values-cell-range-address="local-table.$E$2:.$E$8" chart:label-cell-address="local-table.$E$1" chart:class="chart:line">
            <chart:data-point chart:repeated="7"/>
          </chart:series>
          <chart:series chart:style-name="ch13" chart:values-cell-range-address="local-table.$F$2:.$F$8" chart:label-cell-address="local-table.$F$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  <table:table-cell office:value-type="string">
                <text:p>Insertion Sort</text:p>
              </table:table-cell>
              <table:table-cell office:value-type="string">
                <text:p>Merge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85">
                <text:p>585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86">
                <text:p>2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40">
                <text:p>2640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672">
                <text:p>67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622">
                <text:p>14622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1994">
                <text:p>199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1670">
                <text:p>61670</text:p>
              </table:table-cell>
              <table:table-cell office:value-type="float" office:value="491">
                <text:p>491</text:p>
              </table:table-cell>
              <table:table-cell office:value-type="float" office:value="499">
                <text:p>499</text:p>
              </table:table-cell>
              <table:table-cell office:value-type="float" office:value="4488">
                <text:p>448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3911">
                <text:p>243911</text:p>
              </table:table-cell>
              <table:table-cell office:value-type="float" office:value="984">
                <text:p>984</text:p>
              </table:table-cell>
              <table:table-cell office:value-type="float" office:value="999">
                <text:p>999</text:p>
              </table:table-cell>
              <table:table-cell office:value-type="float" office:value="9976">
                <text:p>9976</text:p>
              </table:table-cell>
              <table:table-cell office:value-type="float" office:value="3106">
                <text:p>3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71cm" svg:height="7.704cm" xlink:href="." xlink:type="simple" chart:class="chart:line" chart:style-name="ch1">
        <chart:title svg:x="3.461cm" svg:y="0.29cm" chart:style-name="ch2">
          <text:p>Comparisons + Exchanges Table</text:p>
        </chart:title>
        <chart:legend chart:legend-position="top" svg:x="2.067cm" svg:y="1.28cm" style:legend-expansion="wide" chart:style-name="ch3"/>
        <chart:plot-area chart:style-name="ch4" chart:data-source-has-labels="both" svg:x="1.282cm" svg:y="2.53cm" svg:width="12.018cm" svg:height="4.039cm">
          <chartooo:coordinate-region svg:x="2.644cm" svg:y="2.73cm" svg:width="10.284cm" svg:height="3.192cm"/>
          <chart:axis chart:dimension="x" chart:name="primary-x" chart:style-name="ch5" chartooo:axis-type="auto">
            <chartooo:date-scale/>
            <chart:title svg:x="6.493cm" svg:y="6.723cm" chart:style-name="ch6">
              <text:p>Array Size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85cm" chart:style-name="ch7">
              <text:p>Performing Times</text:p>
            </chart:title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series chart:style-name="ch10" chart:values-cell-range-address="local-table.$D$2:.$D$8" chart:label-cell-address="local-table.$D$1" chart:class="chart:line">
            <chart:data-point chart:repeated="7"/>
          </chart:series>
          <chart:series chart:style-name="ch11" chart:values-cell-range-address="local-table.$E$2:.$E$8" chart:label-cell-address="local-table.$E$1" chart:class="chart:line">
            <chart:data-point chart:repeated="7"/>
          </chart:series>
          <chart:series chart:style-name="ch12" chart:values-cell-range-address="local-table.$F$2:.$F$8" chart:label-cell-address="local-table.$F$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  <table:table-cell office:value-type="string">
                <text:p>Insertion Sort</text:p>
              </table:table-cell>
              <table:table-cell office:value-type="string">
                <text:p>Merge Sort</text:p>
              </table:table-cell>
              <table:table-cell office:value-type="string">
                <text:p>Quick Sor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206">
                <text:p>206</text:p>
              </table:table-cell>
              <table:table-cell office:value-type="float" office:value="91">
                <text:p>91</text:p>
              </table:table-cell>
              <table:table-cell office:value-type="float" office:value="153">
                <text:p>1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09">
                <text:p>1809</text:p>
              </table:table-cell>
              <table:table-cell office:value-type="float" office:value="1270">
                <text:p>1270</text:p>
              </table:table-cell>
              <table:table-cell office:value-type="float" office:value="634">
                <text:p>634</text:p>
              </table:table-cell>
              <table:table-cell office:value-type="float" office:value="509">
                <text:p>5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485">
                <text:p>7485</text:p>
              </table:table-cell>
              <table:table-cell office:value-type="float" office:value="5045">
                <text:p>5045</text:p>
              </table:table-cell>
              <table:table-cell office:value-type="float" office:value="2739">
                <text:p>2739</text:p>
              </table:table-cell>
              <table:table-cell office:value-type="float" office:value="1229">
                <text:p>1229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5656">
                <text:p>45656</text:p>
              </table:table-cell>
              <table:table-cell office:value-type="float" office:value="31369">
                <text:p>31369</text:p>
              </table:table-cell>
              <table:table-cell office:value-type="float" office:value="14871">
                <text:p>14871</text:p>
              </table:table-cell>
              <table:table-cell office:value-type="float" office:value="3665">
                <text:p>3665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6189">
                <text:p>186189</text:p>
              </table:table-cell>
              <table:table-cell office:value-type="float" office:value="125241">
                <text:p>125241</text:p>
              </table:table-cell>
              <table:table-cell office:value-type="float" office:value="62169">
                <text:p>62169</text:p>
              </table:table-cell>
              <table:table-cell office:value-type="float" office:value="8331">
                <text:p>8331</text:p>
              </table:table-cell>
              <table:table-cell office:value-type="float" office:value="4132">
                <text:p>413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3033">
                <text:p>743033</text:p>
              </table:table-cell>
              <table:table-cell office:value-type="float" office:value="500484">
                <text:p>500484</text:p>
              </table:table-cell>
              <table:table-cell office:value-type="float" office:value="244910">
                <text:p>244910</text:p>
              </table:table-cell>
              <table:table-cell office:value-type="float" office:value="18674">
                <text:p>18674</text:p>
              </table:table-cell>
              <table:table-cell office:value-type="float" office:value="9114">
                <text:p>91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